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632in" table:align="left"/>
    </style:style>
    <style:style style:name="Table1.A" style:family="table-column">
      <style:table-column-properties style:column-width="1.1306in"/>
    </style:style>
    <style:style style:name="Table1.B" style:family="table-column">
      <style:table-column-properties style:column-width="5.13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center" style:justify-single-word="false"/>
      <style:text-properties officeooo:paragraph-rsid="00022cb0"/>
    </style:style>
    <style:style style:name="P2" style:family="paragraph" style:parent-style-name="Preformatted_20_Text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>
      <style:paragraph-properties fo:text-align="center" style:justify-single-word="false"/>
      <style:text-properties officeooo:paragraph-rsid="00022c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22cb0" style:font-size-asian="14pt" style:font-size-complex="14pt"/>
    </style:style>
    <style:style style:name="T5" style:family="text">
      <style:text-properties officeooo:rsid="00022cb0"/>
    </style:style>
    <style:style style:name="T6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6">Bank Account Simulator <text:s/>Full </text:span></text:span></text:h>
      <text:h text:style-name="P1" text:outline-level="1"><text:span text:style-name="Strong_20_Emphasis"><text:span text:style-name="T6">Documentation</text:span></text:span></text:h>
      <text:p text:style-name="P23"><text:span text:style-name="Strong_20_Emphasis"/></text:p>
      <text:h text:style-name="Heading_20_2" text:outline-level="2"><text:s/>1. Project Overview</text:h>
      <text:p text:style-name="Text_20_body"><text:span text:style-name="T1">The </text:span><text:span text:style-name="Strong_20_Emphasis"><text:span text:style-name="T1">Bank Account Simulator</text:span></text:span><text:span text:style-name="T1"> is a console-based C++ application that simulates real-world banking operations using </text:span><text:span text:style-name="Strong_20_Emphasis"><text:span text:style-name="T1">Object-Oriented Programming (OOP)</text:span></text:span><text:span text:style-name="T1"> principles.</text:span></text:p>
      <text:h text:style-name="Heading_20_3" text:outline-level="3">Features:</text:h>
      <text:list text:style-name="L1">
        <text:list-item>
          <text:p text:style-name="P4">Two account types: </text:p>
          <text:list>
            <text:list-item>
              <text:p text:style-name="P4">Savings Account </text:p>
            </text:list-item>
            <text:list-item>
              <text:p text:style-name="P4">Checking Account </text:p>
            </text:list-item>
          </text:list>
        </text:list-item>
        <text:list-item>
          <text:p text:style-name="P4">Deposit &amp; Withdraw functionality </text:p>
        </text:list-item>
        <text:list-item>
          <text:p text:style-name="P4">Monthly interest processing </text:p>
        </text:list-item>
        <text:list-item>
          <text:p text:style-name="P4">Transaction history (last 10 records) </text:p>
        </text:list-item>
        <text:list-item>
          <text:p text:style-name="P3">Transaction fee system (for checking accounts) </text:p>
        </text:list-item>
      </text:list>
      <text:h text:style-name="Heading_20_2" text:outline-level="2">2. Concepts Used</text:h>
      <text:p text:style-name="Text_20_body">This project demonstrates strong use of core C++ concepts:</text:p>
      <text:h text:style-name="Heading_20_3" text:outline-level="3">🔹 Object-Oriented Programming (OOP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Usag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ncapsulation</text:span></text:p>
          </table:table-cell>
          <table:table-cell table:style-name="Table1.A1" office:value-type="string">
            <text:p text:style-name="Table_20_Contents">Private/protected data members like <text:span text:style-name="Source_20_Text">balance</text:span>, <text:span text:style-name="Source_20_Text">transactionHistor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heritance</text:span></text:p>
          </table:table-cell>
          <table:table-cell table:style-name="Table1.A1" office:value-type="string">
            <text:p text:style-name="Table_20_Contents"><text:span text:style-name="Source_20_Text">SavingsAccount</text:span> &amp; <text:span text:style-name="Source_20_Text">CheckingAccount</text:span> inherit from <text:span text:style-name="Source_20_Text">Accoun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lymorphism</text:span></text:p>
          </table:table-cell>
          <table:table-cell table:style-name="Table1.A1" office:value-type="string">
            <text:p text:style-name="Table_20_Contents">Virtual functions like <text:span text:style-name="Source_20_Text">calculateInterest(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bstraction</text:span></text:p>
          </table:table-cell>
          <table:table-cell table:style-name="Table1.A1" office:value-type="string">
            <text:p text:style-name="Table_20_Contents">Abstract base class using pure virtual functions</text:p>
          </table:table-cell>
        </table:table-row>
      </table:table>
      <text:p text:style-name="Horizontal_20_Line"/>
      <text:h text:style-name="Heading_20_3" text:outline-level="3"><text:s/>Advanced C++ Features</text:h>
      <text:list text:style-name="L2">
        <text:list-item>
          <text:p text:style-name="P6"><text:span text:style-name="Source_20_Text">std::vector</text:span> → storing transaction history </text:p>
        </text:list-item>
        <text:list-item>
          <text:p text:style-name="P6"><text:span text:style-name="Source_20_Text">std::unique_ptr</text:span> → smart pointer for memory safety </text:p>
        </text:list-item>
        <text:list-item>
          <text:p text:style-name="P6"><text:span text:style-name="Source_20_Text">std::ostringstream</text:span> → formatting money values </text:p>
        </text:list-item>
        <text:list-item>
          <text:p text:style-name="P6"><text:span text:style-name="Source_20_Text">iomanip</text:span> → controlling decimal precision </text:p>
        </text:list-item>
        <text:list-item>
          <text:p text:style-name="P5">Input validation using <text:span text:style-name="Source_20_Text">cin.fail()</text:span> </text:p>
        </text:list-item>
      </text:list>
      <text:h text:style-name="Heading_20_2" text:outline-level="2"><text:soft-page-break/>3. Code Structure Explanation</text:h>
      <text:h text:style-name="Heading_20_3" text:outline-level="3">Base Class: <text:span text:style-name="Source_20_Text">Account</text:span></text:h>
      <text:p text:style-name="Text_20_body">This is an <text:span text:style-name="Strong_20_Emphasis">abstract class</text:span> (cannot be instantiated directly).</text:p>
      <text:h text:style-name="Heading_20_4" text:outline-level="4"><text:s/>Key Members:</text:h>
      <text:section text:style-name="Sect1" text:name="code-block-viewer">
        <text:p text:style-name="P2">std::string accountNumber;</text:p>
        <text:p text:style-name="Preformatted_20_Text">std::string holderName;</text:p>
        <text:p text:style-name="Preformatted_20_Text">double balance;</text:p>
        <text:p text:style-name="Preformatted_20_Text">std::vector&lt;std::string&gt; transactionHistory;</text:p>
      </text:section>
      <text:p text:style-name="Horizontal_20_Line"/>
      <text:h text:style-name="Heading_20_3" text:outline-level="3">Important Functions</text:h>
      <text:h text:style-name="Heading_20_4" text:outline-level="4"><text:span text:style-name="Source_20_Text"><text:span text:style-name="T3">deposit(double amount)</text:span></text:span></text:h>
      <text:list text:style-name="L3">
        <text:list-item>
          <text:p text:style-name="P8">Adds money to account </text:p>
        </text:list-item>
        <text:list-item>
          <text:p text:style-name="P8">Validates input </text:p>
        </text:list-item>
        <text:list-item>
          <text:p text:style-name="P7">Stores transaction </text:p>
        </text:list-item>
      </text:list>
      <text:h text:style-name="Heading_20_4" text:outline-level="4"><text:span text:style-name="Source_20_Text"><text:span text:style-name="T4">W</text:span></text:span><text:span text:style-name="Source_20_Text"><text:span text:style-name="T3">ithdraw(double amount)</text:span></text:span></text:h>
      <text:list text:style-name="L4">
        <text:list-item>
          <text:p text:style-name="P10">Checks balance </text:p>
        </text:list-item>
        <text:list-item>
          <text:p text:style-name="P10">Deducts amount </text:p>
        </text:list-item>
        <text:list-item>
          <text:p text:style-name="P9">Logs transaction </text:p>
        </text:list-item>
      </text:list>
      <text:h text:style-name="Heading_20_4" text:outline-level="4"><text:span text:style-name="Source_20_Text"><text:span text:style-name="T4">C</text:span></text:span><text:span text:style-name="Source_20_Text"><text:span text:style-name="T3">alculate-Interest()</text:span></text:span><text:span text:style-name="T3"> (PURE VIRTUAL)</text:span></text:h>
      <text:section text:style-name="Sect1" text:name="Section1">
        <text:p text:style-name="P2"><text:bookmark text:name="code-block-viewer"/>virtual double calculateInterest() const = 0;</text:p>
      </text:section>
      <text:p text:style-name="Text_20_body">Forces derived classes to implement it</text:p>
      <text:h text:style-name="Heading_20_3" text:outline-level="3">Transaction History Logic</text:h>
      <text:section text:style-name="Sect1" text:name="Section2">
        <text:p text:style-name="P2"><text:bookmark text:name="code-block-viewer Copy 1"/>if (transactionHistory.size() == 10) {</text:p>
        <text:p text:style-name="Preformatted_20_Text"><text:s text:c="4"/>transactionHistory.erase(transactionHistory.begin());</text:p>
        <text:p text:style-name="Preformatted_20_Text">}</text:p>
      </text:section>
      <text:p text:style-name="Text_20_body">Keeps only <text:span text:style-name="Strong_20_Emphasis">last 10 transactions</text:span></text:p>
      <text:h text:style-name="Heading_20_2" text:outline-level="2"><text:s/>4. Derived Classes</text:h>
      <text:h text:style-name="Heading_20_3" text:outline-level="3"><text:span text:style-name="Source_20_Text"><text:span text:style-name="T2">SavingsAccount</text:span></text:span></text:h>
      <text:list text:style-name="L5">
        <text:list-item>
          <text:p text:style-name="P12">Has <text:span text:style-name="Strong_20_Emphasis">interest rate</text:span> </text:p>
        </text:list-item>
        <text:list-item>
          <text:p text:style-name="P11">Monthly interest = <text:span text:style-name="Source_20_Text">balance × (rate / 12)</text:span> </text:p>
        </text:list-item>
      </text:list>
      <text:section text:style-name="Sect1" text:name="Section3">
        <text:p text:style-name="P2"><text:bookmark text:name="code-block-viewer Copy 2"/>return balance * (annualInterestRate / 12.0);</text:p>
      </text:section>
      <text:h text:style-name="Heading_20_3" text:outline-level="3"><text:soft-page-break/></text:h>
      <text:h text:style-name="Heading_20_3" text:outline-level="3"><text:span text:style-name="Source_20_Text"><text:span text:style-name="T2">Checking-Account</text:span></text:span></text:h>
      <text:list text:style-name="L6">
        <text:list-item>
          <text:p text:style-name="P14">Has <text:span text:style-name="Strong_20_Emphasis">transaction fee</text:span> </text:p>
        </text:list-item>
        <text:list-item>
          <text:p text:style-name="P13">Fee applied after deposit/withdraw </text:p>
        </text:list-item>
      </text:list>
      <text:section text:style-name="Sect1" text:name="Section4">
        <text:p text:style-name="P2"><text:bookmark text:name="code-block-viewer Copy 3"/>balance -= transactionFee;</text:p>
      </text:section>
      <text:list text:style-name="L7">
        <text:list-item>
          <text:p text:style-name="P15">Prevents withdrawal if balance &lt; (amount + fee) </text:p>
        </text:list-item>
      </text:list>
      <text:p text:style-name="Text_20_body"/>
      <text:h text:style-name="Heading_20_2" text:outline-level="2"><text:s/>5. Program Flow</text:h>
      <text:h text:style-name="Heading_20_3" text:outline-level="3"><text:s/>Step 1: Choose Account Type</text:h>
      <text:section text:style-name="Sect1" text:name="Section5">
        <text:p text:style-name="P2"><text:bookmark text:name="code-block-viewer Copy 4"/>Choose account type:</text:p>
        <text:p text:style-name="Preformatted_20_Text">1. Savings Account</text:p>
        <text:p text:style-name="Preformatted_20_Text">2. Checking Account</text:p>
        <text:p text:style-name="Preformatted_20_Text">Enter choice: 1</text:p>
      </text:section>
      <text:p text:style-name="Horizontal_20_Line"/>
      <text:h text:style-name="Heading_20_3" text:outline-level="3">Step 2: Menu System</text:h>
      <text:section text:style-name="Sect1" text:name="Section6">
        <text:p text:style-name="P2"><text:bookmark text:name="code-block-viewer Copy 5"/>===== Bank Account Simulator (Advanced) =====</text:p>
        <text:p text:style-name="Preformatted_20_Text">1. Deposit</text:p>
        <text:p text:style-name="Preformatted_20_Text">2. Withdraw</text:p>
        <text:p text:style-name="Preformatted_20_Text">3. Process Month End</text:p>
        <text:p text:style-name="Preformatted_20_Text">4. View Account Summary</text:p>
        <text:p text:style-name="Preformatted_20_Text">5. View Transaction History (last 10)</text:p>
        <text:p text:style-name="Preformatted_20_Text">6. Exit</text:p>
      </text:section>
      <text:p text:style-name="Horizontal_20_Line"/>
      <text:h text:style-name="Heading_20_2" text:outline-level="2">6. Simulated Output Screens</text:h>
      <text:h text:style-name="Heading_20_3" text:outline-level="3"><text:s/>Deposit</text:h>
      <text:section text:style-name="Sect1" text:name="Section7">
        <text:p text:style-name="P2"><text:bookmark text:name="code-block-viewer Copy 6"/>Enter amount to deposit: $500</text:p>
      </text:section>
      <text:p text:style-name="Text_20_body"><text:s/>Result:</text:p>
      <text:list text:style-name="L8">
        <text:list-item>
          <text:p text:style-name="P17">Balance increases </text:p>
        </text:list-item>
        <text:list-item>
          <text:p text:style-name="P16">History updated </text:p>
        </text:list-item>
      </text:list>
      <text:h text:style-name="Heading_20_3" text:outline-level="3">Withdraw</text:h>
      <text:section text:style-name="Sect1" text:name="Section8">
        <text:p text:style-name="P2"><text:bookmark text:name="code-block-viewer Copy 7"/>Enter amount to withdraw: $200</text:p>
      </text:section>
      <text:p text:style-name="Text_20_body">If insufficient:</text:p>
      <text:section text:style-name="Sect1" text:name="Section9">
        <text:p text:style-name="P2"><text:bookmark text:name="code-block-viewer Copy 8"/>Insufficient funds.</text:p>
      </text:section>
      <text:h text:style-name="Heading_20_3" text:outline-level="3"><text:soft-page-break/></text:h>
      <text:h text:style-name="Heading_20_3" text:outline-level="3">Month-End Processing</text:h>
      <text:section text:style-name="Sect1" text:name="Section10">
        <text:p text:style-name="P2"><text:bookmark text:name="code-block-viewer Copy 9"/>Month-end processing complete.</text:p>
      </text:section>
      <text:p text:style-name="Text_20_body">Savings account:</text:p>
      <text:list text:style-name="L9">
        <text:list-item>
          <text:p text:style-name="P18">Interest added </text:p>
        </text:list-item>
      </text:list>
      <text:p text:style-name="Text_20_body"/>
      <text:h text:style-name="Heading_20_3" text:outline-level="3">Account Summary</text:h>
      <text:section text:style-name="Sect1" text:name="Section11">
        <text:p text:style-name="P2"><text:bookmark text:name="code-block-viewer Copy 10"/>--- Account Summary ---</text:p>
        <text:p text:style-name="Preformatted_20_Text">Type: Savings Account</text:p>
        <text:p text:style-name="Preformatted_20_Text">Account Number: SA-1001</text:p>
        <text:p text:style-name="Preformatted_20_Text">Holder Name: Alex Johnson</text:p>
        <text:p text:style-name="Preformatted_20_Text">Current Balance: $1300.00</text:p>
      </text:section>
      <text:h text:style-name="Heading_20_3" text:outline-level="3"/>
      <text:h text:style-name="Heading_20_3" text:outline-level="3"><text:s/>Transaction History</text:h>
      <text:section text:style-name="Sect1" text:name="Section12">
        <text:p text:style-name="P2"><text:bookmark text:name="code-block-viewer Copy 11"/>--- Last 5 Transaction(s) ---</text:p>
        <text:p text:style-name="Preformatted_20_Text">1. Account opened with initial balance: $1000.00</text:p>
        <text:p text:style-name="Preformatted_20_Text">2. Deposited: $500.00</text:p>
        <text:p text:style-name="Preformatted_20_Text">3. Withdrew: $200.00</text:p>
        <text:p text:style-name="Preformatted_20_Text">4. Month-end interest added: $4.33</text:p>
        <text:p text:style-name="Preformatted_20_Text"/>
      </text:section>
      <text:h text:style-name="Heading_20_3" text:outline-level="3"/>
      <text:h text:style-name="Heading_20_3" text:outline-level="3">Checking Account Fee Example</text:h>
      <text:section text:style-name="Sect1" text:name="Section13">
        <text:p text:style-name="P2"><text:bookmark text:name="code-block-viewer Copy 12"/>Deposited: $500.00</text:p>
        <text:p text:style-name="Preformatted_20_Text">Transaction fee charged after deposit: $2.50</text:p>
      </text:section>
      <text:h text:style-name="Heading_20_2" text:outline-level="2"/>
      <text:h text:style-name="Heading_20_2" text:outline-level="2"><text:s/>7. Key Functional Highlights</text:h>
      <text:h text:style-name="Heading_20_3" text:outline-level="3"><text:s/>Smart Memory Management</text:h>
      <text:section text:style-name="Sect1" text:name="Section14">
        <text:p text:style-name="P2"><text:bookmark text:name="code-block-viewer Copy 13"/>std::unique_ptr&lt;Account&gt; account;</text:p>
      </text:section>
      <text:p text:style-name="Text_20_body">✔ Prevents memory leaks<text:line-break/>✔ Automatic cleanup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>Polymorphism in Action</text:h>
      <text:section text:style-name="Sect1" text:name="Section15">
        <text:p text:style-name="P2"><text:bookmark text:name="code-block-viewer Copy 14"/>account-&gt;deposit(amount);</text:p>
      </text:section>
      <text:p text:style-name="Text_20_body">Calls correct function depending on account type</text:p>
      <text:p text:style-name="Text_20_body"/>
      <text:h text:style-name="Heading_20_3" text:outline-level="3">Input Validation</text:h>
      <text:section text:style-name="Sect1" text:name="Section16">
        <text:p text:style-name="P2"><text:bookmark text:name="code-block-viewer Copy 15"/>if (std::cin.fail())</text:p>
      </text:section>
      <text:p text:style-name="Text_20_body">Prevents crashes<text:line-break/>Handles invalid input</text:p>
      <text:p text:style-name="Text_20_body"/>
      <text:h text:style-name="Heading_20_2" text:outline-level="2">8. Possible Improvements</text:h>
      <text:p text:style-name="Text_20_body">If you want to make this <text:span text:style-name="Strong_20_Emphasis">next-level (A+ project)</text:span>:</text:p>
      <text:h text:style-name="Heading_20_3" text:outline-level="3"><text:s/>Add:</text:h>
      <text:list text:style-name="L10">
        <text:list-item>
          <text:p text:style-name="P20">File handling (save accounts) <text:s/></text:p>
        </text:list-item>
        <text:list-item>
          <text:p text:style-name="P20">Multiple users/accounts </text:p>
        </text:list-item>
        <text:list-item>
          <text:p text:style-name="P20">GUI (Qt / Web frontend) <text:s/></text:p>
        </text:list-item>
        <text:list-item>
          <text:p text:style-name="P20">PIN authentication </text:p>
        </text:list-item>
        <text:list-item>
          <text:p text:style-name="P20">Currency conversion </text:p>
        </text:list-item>
        <text:list-item>
          <text:p text:style-name="P19">Admin panel </text:p>
          <text:p text:style-name="P19"/>
        </text:list-item>
      </text:list>
      <text:h text:style-name="Heading_20_2" text:outline-level="2">9. Conclusion</text:h>
      <text:p text:style-name="Text_20_body">This project is a <text:span text:style-name="Strong_20_Emphasis">complete demonstration of real-world banking logic</text:span> using:</text:p>
      <text:list text:style-name="L11">
        <text:list-item>
          <text:p text:style-name="P22">✔ Clean OOP design </text:p>
        </text:list-item>
        <text:list-item>
          <text:p text:style-name="P22">✔ Efficient memory handling </text:p>
        </text:list-item>
        <text:list-item>
          <text:p text:style-name="P22">✔ Practical features like fees &amp; interest </text:p>
        </text:list-item>
        <text:list-item>
          <text:p text:style-name="P21">✔ Scalable architectur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8:04:37.612162170</meta:creation-date>
    <dc:date>2026-04-19T18:13:34.007285716</dc:date>
    <meta:editing-duration>PT8M58S</meta:editing-duration>
    <meta:editing-cycles>1</meta:editing-cycles>
    <meta:document-statistic meta:table-count="1" meta:image-count="0" meta:object-count="0" meta:page-count="5" meta:paragraph-count="135" meta:word-count="517" meta:character-count="3669" meta:non-whitespace-character-count="3268"/>
    <meta:generator>LibreOffice/24.2.7.2$Linux_X86_64 LibreOffice_project/420$Build-2</meta:generator>
  </office:meta>
</office:document-meta>
</file>